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utiger Next LT W1G" svg:font-family="'Frutiger Next LT W1G'"/>
    <style:font-face style:name="Frutiger Next LT W1G1" svg:font-family="'Frutiger Next LT W1G'"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adornments="Book" style:font-family-generic="swiss" style:font-pitch="variable"/>
    <style:font-face style:name="Frutiger Next LT W1G2" svg:font-family="'Frutiger Next LT W1G'" style:font-adornments="Book"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Text_20_body">
      <style:text-properties style:font-name="Frutiger Next LT W1G1" officeooo:rsid="00299e46" officeooo:paragraph-rsid="00299e46"/>
    </style:style>
    <style:style style:name="P2" style:family="paragraph" style:parent-style-name="Standard">
      <style:text-properties style:font-name="Frutiger Next LT W1G1" officeooo:rsid="00299e46" officeooo:paragraph-rsid="00299e46"/>
    </style:style>
    <style:style style:name="P3" style:family="paragraph" style:parent-style-name="Default_7e_LT_7e_Untertitel">
      <style:paragraph-properties fo:line-height="115%" fo:text-align="start" style:justify-single-word="false"/>
      <style:text-properties style:font-name="Frutiger Next LT W1G1" fo:font-size="12pt" officeooo:rsid="00299e46" officeooo:paragraph-rsid="002b59da" style:font-size-asian="12pt" style:font-size-complex="12pt"/>
    </style:style>
    <style:style style:name="P4" style:family="paragraph" style:parent-style-name="Standard">
      <style:text-properties style:font-name="Frutiger Next LT W1G1" officeooo:rsid="00299e46" officeooo:paragraph-rsid="002b59da"/>
    </style:style>
    <style:style style:name="P5" style:family="paragraph" style:parent-style-name="Text_20_body">
      <style:text-properties style:font-name="Frutiger Next LT W1G1" officeooo:rsid="002889db" officeooo:paragraph-rsid="002889db"/>
    </style:style>
    <style:style style:name="P6" style:family="paragraph" style:parent-style-name="Text_20_body" style:list-style-name="L1">
      <style:text-properties style:font-name="Frutiger Next LT W1G1" officeooo:rsid="00299e46" officeooo:paragraph-rsid="00299e46"/>
    </style:style>
    <style:style style:name="P7" style:family="paragraph" style:parent-style-name="Text_20_body" style:list-style-name="L1">
      <style:text-properties style:font-name="Frutiger Next LT W1G1" officeooo:rsid="002caf33" officeooo:paragraph-rsid="002caf33"/>
    </style:style>
    <style:style style:name="P8" style:family="paragraph" style:parent-style-name="Text_20_body" style:list-style-name="L1">
      <style:text-properties officeooo:paragraph-rsid="00299e46"/>
    </style:style>
    <style:style style:name="P9" style:family="paragraph" style:parent-style-name="Heading_20_1">
      <style:paragraph-properties fo:text-align="center" style:justify-single-word="false"/>
      <style:text-properties style:font-name="Frutiger Next LT W1G1" officeooo:paragraph-rsid="001dabda"/>
    </style:style>
    <style:style style:name="P10" style:family="paragraph" style:parent-style-name="Heading_20_3">
      <style:text-properties style:font-name="Frutiger Next LT W1G1" officeooo:rsid="00299e46" officeooo:paragraph-rsid="00299e46"/>
    </style:style>
    <style:style style:name="P11" style:family="paragraph" style:parent-style-name="Heading_20_3">
      <style:text-properties style:font-name="Frutiger Next LT W1G1" officeooo:rsid="002caf33" officeooo:paragraph-rsid="002caf33"/>
    </style:style>
    <style:style style:name="P12" style:family="paragraph" style:parent-style-name="Heading_20_2">
      <style:text-properties style:font-name="Frutiger Next LT W1G1" officeooo:paragraph-rsid="001dabda"/>
    </style:style>
    <style:style style:name="T1" style:family="text">
      <style:text-properties fo:font-style="italic" style:font-style-asian="italic" style:font-style-complex="italic"/>
    </style:style>
    <style:style style:name="T2" style:family="text">
      <style:text-properties fo:font-style="italic" officeooo:rsid="00348d82" style:font-style-asian="italic" style:font-style-complex="italic"/>
    </style:style>
    <style:style style:name="T3" style:family="text">
      <style:text-properties officeooo:rsid="00299e46"/>
    </style:style>
    <style:style style:name="T4" style:family="text">
      <style:text-properties style:font-name="Frutiger Next LT W1G1"/>
    </style:style>
    <style:style style:name="T5" style:family="text">
      <style:text-properties style:font-name="Frutiger Next LT W1G1" officeooo:rsid="002b59da"/>
    </style:style>
    <style:style style:name="T6" style:family="text">
      <style:text-properties style:font-name="Frutiger Next LT W1G1" officeooo:rsid="00299e46"/>
    </style:style>
    <style:style style:name="T7" style:family="text">
      <style:text-properties style:font-name="Frutiger Next LT W1G1" fo:font-style="italic" officeooo:rsid="00299e46" style:font-style-asian="italic" style:font-style-complex="italic"/>
    </style:style>
    <style:style style:name="T8" style:family="text">
      <style:text-properties officeooo:rsid="00348d82"/>
    </style:style>
    <style:style style:name="T9" style:family="text">
      <style:text-properties fo:font-style="normal" officeooo:rsid="00348d82" style:font-style-asian="normal" style:font-style-complex="normal"/>
    </style:style>
    <style:style style:name="T10" style:family="text">
      <style:text-properties officeooo:rsid="0035512c"/>
    </style:style>
    <style:style style:name="T11" style:family="text">
      <style:text-properties officeooo:rsid="002b59da"/>
    </style:style>
    <style:style style:name="T12" style:family="text">
      <style:text-properties style:font-name="Frutiger Next LT W1G2"/>
    </style:style>
    <style:style style:name="T13" style:family="text">
      <style:text-properties style:font-name="Frutiger Next LT W1G2" fo:font-size="28pt" style:font-size-asian="28pt"/>
    </style:style>
    <style:style style:name="T14" style:family="text">
      <style:text-properties style:font-name="Frutiger Next LT W1G2" fo:font-size="28pt" fo:font-weight="bold" style:font-size-asian="28pt" style:font-weight-asian="bold"/>
    </style:style>
    <style:style style:name="T15" style:family="text">
      <style:text-properties style:font-name="Frutiger Next LT W1G2" fo:font-weight="bold" style:font-weight-asian="bold"/>
    </style:style>
    <style:style style:name="T16" style:family="text">
      <style:text-properties fo:font-size="28pt" officeooo:rsid="002b59da" style:font-size-asian="2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utorial <text:span text:style-name="T3">5</text:span>: <text:span text:style-name="T10">Binäruhr</text:span></text:h>
      <text:h text:style-name="P12" text:outline-level="2">Ziele</text:h>
      <text:p text:style-name="P2">Sie können <text:span text:style-name="T10">selbstständig Datenblätter finden, lesen und verstehen. Sie können fortgeschrittene Schaltungen auf dem Breadboard aufbauen. Sie können gut strukturierte Programme für den Arduino schreiben.</text:span></text:p>
      <text:h text:style-name="P12" text:outline-level="2">Aufgabe</text:h>
      <text:p text:style-name="P3"><text:span text:style-name="T11">Bauen Sie eine Bin</text:span><text:span text:style-name="T12">äruhr auf Basis des Arduino Micro. Die vergangene Zeit seit dem Start des Programms soll durch acht LEDs (sechs für Sekunden, zwei für Minuten) als binäre Zahl angezeigt werden. Um nicht zu viele Pins des Arduino zu belegen, verwenden Sie einen Schieberegister (</text:span><text:span text:style-name="T15">SN74HC595N</text:span><text:span text:style-name="T12">), um die LEDs anzusteuern. Der von Ihnen geschriebene Code soll den Arduino nicht blockieren, sodass Ihr Programm theoretisch weitere Funktionen parallel ausführ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utiger Next LT W1G" svg:font-family="'Frutiger Next LT W1G'"/>
    <style:font-face style:name="Frutiger Next LT W1G1" svg:font-family="'Frutiger Next LT W1G'" style:font-pitch="variable"/>
    <style:font-face style:name="FreeSans" svg:font-family="Free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adornments="Book" style:font-family-generic="swiss" style:font-pitch="variable"/>
    <style:font-face style:name="Frutiger Next LT W1G2" svg:font-family="'Frutiger Next LT W1G'" style:font-adornments="Book"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font-size="14pt" fo:font-weight="bold" fo:background-color="transparent"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9:22:36.388667016</meta:creation-date>
    <meta:editing-duration>P2DT20H36M10S</meta:editing-duration>
    <meta:editing-cycles>25</meta:editing-cycles>
    <meta:generator>LibreOffice/6.1.5.2$Linux_X86_64 LibreOffice_project/10$Build-2</meta:generator>
    <meta:initial-creator>Raphael Wimmer</meta:initial-creator>
    <dc:date>2019-10-04T13:29:49.278391665</dc:date>
    <meta:printed-by>Raphael Wimmer</meta:printed-by>
    <meta:print-date>2016-09-28T10:44:18.980780957</meta:print-date>
    <meta:document-statistic meta:table-count="0" meta:image-count="0" meta:object-count="0" meta:page-count="1" meta:paragraph-count="5" meta:word-count="99" meta:character-count="693" meta:non-whitespace-character-count="599"/>
  </office:meta>
</office:document-meta>
</file>